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S hne" fo:font-size="12pt" fo:letter-spacing="normal" fo:language="es" fo:country="ES"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S hne" fo:font-size="12pt" fo:letter-spacing="normal" fo:language="es" fo:country="ES" fo:font-style="normal" fo:font-weight="normal"/>
    </style:style>
    <style:style style:name="P3" style:family="paragraph" style:parent-style-name="Text_20_body">
      <style:paragraph-properties fo:text-align="justify" style:justify-single-word="false"/>
      <style:text-properties fo:font-variant="normal" fo:text-transform="none" fo:color="#d1d5db" style:font-name="S hne" fo:font-size="12pt" fo:letter-spacing="normal" fo:language="es" fo:country="ES" fo:font-style="normal" fo:font-weight="normal"/>
    </style:style>
    <style:style style:name="T1" style:family="text">
      <style:text-properties officeooo:rsid="000964ff"/>
    </style:style>
    <style:style style:name="T2" style:family="text">
      <style:text-properties fo:font-variant="normal" fo:text-transform="none" fo:color="#000000" style:font-name="S hne" fo:font-size="12pt" fo:letter-spacing="normal" fo:language="es" fo:country="ES" fo:font-style="normal" fo:font-weight="normal"/>
    </style:style>
    <style:style style:name="T3" style:family="text">
      <style:text-properties fo:font-variant="normal" fo:text-transform="none" fo:color="#000000" style:font-name="S hne" fo:font-size="12pt" fo:letter-spacing="normal" fo:language="es" fo:country="ES" fo:font-style="normal" fo:font-weight="normal" officeooo:rsid="00101c45"/>
    </style:style>
    <style:style style:name="T4" style:family="text">
      <style:text-properties officeooo:rsid="00101c45"/>
    </style:style>
    <style:style style:name="T5" style:family="text">
      <style:text-properties fo:color="#000000" officeooo:rsid="00101c4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witterWatch es</text:span> una herramienta de análisis de mercado que utiliza la API de Twitter como fuente de datos. <text:span text:style-name="T1">Esta</text:span> herramienta utiliza inteligencia artificial, específicamente un análisis de sentimiento, para determinar si los tweets son positivos, negativos o neutrales. Esto nos permite obtener una visión general del sentimiento del mercado en torno a un tema específico. Además, nuestra herramienta permite visualizar los resultados de búsquedas anteriores, lo que nos permite comparar los cambios en el sentimiento del mercado a lo largo del tiempo.</text:p>
      <text:p text:style-name="P1"/>
      <text:p text:style-name="P2">En el sprint, se trabajó en varias tareas para mejorar la funcionalidad y la interfaz de usuario de TwitterWatch. Entre ellas, se incluyó la creación de un front-end para mostrar los resultados de las búsquedas de los usuarios y permitir la visualización de búsquedas anteriores. También se implementó una interfaz de usuario para el inicio de sesión y la creación de cuentas de usuario, y se creó un endpoint para recibir y verificar las credenciales de inicio de sesión.</text:p>
      <text:p text:style-name="P3"><text:span text:style-name="T5">El sistema tiene un gran valor ya que permite ingresar una etiqueta de búsqueda y recibir un análisis de sentimiento que clasifica cada tweet en positivo, negativo o neutral, además de generar una nube de palabras con los términos más utilizados y un gráfico circular que muestra los porcentajes correspondientes a cada categoría.</text:span></text:p>
      <text:p text:style-name="P2"><text:span text:style-name="T4"><text:line-break/>El próximo sprint se centrará en mejorar la visualización de los resultados de TwitterWatch. Los objetivos principales son mostrar en pantalla la nube de palabras y el gráfico circular para facilitar la comprensión de los resultados. También se implementará una función para mostrar las palabras negativas y positivas más utilizadas en pantalla, lo que ayudará a los usuarios a identificar tendencias en el sentimiento del mercado. Por último, se trabajará en la funcionalidad para comparar los resultados de búsquedas anteriores con los resultados actuales, lo que proporcionará una visión más completa de cómo ha cambiado el sentimiento del mercado con el tiemp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09:46:13.286064025</meta:creation-date>
    <dc:date>2023-05-05T12:59:17.582042425</dc:date>
    <meta:editing-duration>PT3H2M54S</meta:editing-duration>
    <meta:editing-cycles>7</meta:editing-cycles>
    <meta:generator>LibreOffice/6.4.7.2$Linux_X86_64 LibreOffice_project/40$Build-2</meta:generator>
    <meta:document-statistic meta:table-count="0" meta:image-count="0" meta:object-count="0" meta:page-count="1" meta:paragraph-count="4" meta:word-count="316" meta:character-count="2020" meta:non-whitespace-character-count="1706"/>
  </office:meta>
</office:document-meta>
</file>